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eb613d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9cm" svg:height="1.5cm" svg:x="0cm" svg:y="19.5cm">
          <text:p text:style-name="P1">Search Portal WAR (servlets &amp; filter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0cm" svg:y="4.5cm">
          <text:p text:style-name="P1"><text:s/>Site SPI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cm" svg:height="1.5cm" svg:x="0cm" svg:y="6cm">
          <text:p text:style-name="P1">Query API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cm" svg:height="3cm" svg:x="14cm" svg:y="4.5cm">
          <text:p text:style-name="P1">User API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3cm" svg:x="14cm" svg:y="10.5cm">
          <text:p text:style-name="P1">Use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9cm" svg:height="1.5cm" svg:x="0cm" svg:y="7.5cm">
          <text:p text:style-name="P1">DataModel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9cm" svg:height="1.5cm" svg:x="0cm" svg:y="9cm">
          <text:p text:style-name="P1">DataModel Imp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1.5cm" svg:x="6.5cm" svg:y="10.5cm">
          <text:p text:style-name="P1">ResultHandler S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cm" svg:height="1.504cm" svg:x="0cm" svg:y="12cm">
          <text:p text:style-name="P1">SearchCommand S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1.5cm" svg:x="6.5cm" svg:y="4.5cm">
          <text:p text:style-name="P1">SearchConfiguration SPI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9cm" svg:height="1.5cm" svg:x="0cm" svg:y="16.5cm">
          <text:p text:style-name="P1">Run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cm" svg:height="1.5cm" svg:x="0cm" svg:y="15cm">
          <text:p text:style-name="P1">RunHandler S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1.5cm" svg:x="6.5cm" svg:y="6cm">
          <text:p text:style-name="P1">Result SPI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0cm" svg:y="10.5cm">
          <text:p text:style-name="P1">QueryTransform S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cm" svg:height="1.5cm" svg:x="0cm" svg:y="13.5cm">
          <text:p text:style-name="P1">RunTransform SPI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cm" svg:height="1.5cm" svg:x="0cm" svg:y="18cm">
          <text:p text:style-name="P1">ServletHandler S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Michael Semb Wever</meta:initial-creator>
    <meta:creation-date>2007-03-19T12:58:08</meta:creation-date>
    <dc:creator>Michael Semb Wever</dc:creator>
    <dc:date>2007-03-19T15:27:35</dc:date>
    <dc:language>nb-NO</dc:language>
    <meta:editing-cycles>2</meta:editing-cycles>
    <meta:editing-duration>PT2H29M30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